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ello</text:p>
          </table:table-cell>
          <table:table-cell office:value-type="string" table:style-name="ce1">
            <text:p>wor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s</text:p>
          </table:table-cell>
          <table:table-cell office:value-type="string" table:style-name="ce1">
            <text:p>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text:s/></text:p>
          </table:table-cell>
          <table:table-cell office:value-type="string" table:style-name="ce1">
            <text:p>t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e</text:p>
          </table:table-cell>
          <table:table-cell table:number-columns-repeated="16383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harma, Amit K</meta:initial-creator>
    <dc:creator>Sharma, Amit K</dc:creator>
    <meta:creation-date>2015-07-31T13:09:48Z</meta:creation-date>
    <dc:date>2015-07-31T13:11:45Z</dc:date>
  </office:meta>
</office:document-meta>
</file>